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4">
          <table:table-cell table:style-name="ce1" office:value-type="string" calcext:value-type="string">
            <text:p><text:s text:c="46"/>1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4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.9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5.9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1.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3.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2" office:value-type="string" calcext:value-type="string">
            <text:p><text:s text:c="46"/>2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4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.9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5.9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1.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3.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string" calcext:value-type="string">
            <text:p><text:s text:c="46"/>3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4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.9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5.9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1.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3.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string" calcext:value-type="string">
            <text:p><text:s text:c="46"/>4b</text:p>
          </table:table-cell>
          <table:table-cell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0.74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.4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.9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5.9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11.9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4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Крахмал</text:p>
          </table:table-cell>
          <table:table-cell table:style-name="ce5" office:value-type="string" calcext:value-type="string">
            <text:p>23.8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03" calcext:value-type="date">
            <text:p>03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7-06" calcext:value-type="date">
            <text:p>06.07.18</text:p>
          </table:table-cell>
          <table:table-cell table:style-name="ce3" office:value-type="string" calcext:value-type="string">
            <text:p>Сушка проб проводилось газообразным </text:p>
            <text:p>азотом на кристалле спектрофотометра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.00.0000</text:date>, <text:time style:data-style-name="N2" text:time-value="15:40:21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26S</meta:editing-duration>
    <meta:editing-cycles>5</meta:editing-cycles>
    <meta:generator>LibreOffice/5.2.7.2$Windows_x86 LibreOffice_project/2b7f1e640c46ceb28adf43ee075a6e8b8439ed10</meta:generator>
    <dc:date>2018-08-19T15:43:02.68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